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25" style:family="paragraph">
      <style:paragraph-properties fo:text-align="center"/>
      <style:text-properties fo:color="#111111" loext:opacity="100%" style:font-name="Hack Nerd Font Mono" fo:font-size="14pt"/>
    </style:style>
    <style:style style:name="P26" style:family="paragraph">
      <style:paragraph-properties fo:text-align="center"/>
      <style:text-properties fo:color="#111111" loext:opacity="100%" style:font-name="Hack Nerd Font Mono" fo:font-size="14pt" fo:font-style="normal" style:font-style-asian="normal" style:font-style-complex="normal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fo:font-style="normal" style:font-style-asian="normal" style:font-style-complex="normal"/>
    </style:style>
    <style:style style:name="P28" style:family="paragraph">
      <style:paragraph-properties fo:text-align="center"/>
      <style:text-properties fo:color="#111111" loext:opacity="100%" style:font-name="Hack Nerd Font Mono" fo:font-size="14pt" fo:letter-spacing="-0.03cm" style:font-size-asian="7pt" style:font-size-complex="7pt"/>
    </style:style>
    <style:style style:name="P29" style:family="paragraph"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3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/>
    </style:style>
    <style:style style:name="P31" style:family="paragraph">
      <style:paragraph-properties fo:text-align="center" style:writing-mode="lr-tb"/>
      <style:text-properties fo:color="#111111" loext:opacity="100%" style:font-name="Hack Nerd Font Mono" fo:font-size="8pt"/>
    </style:style>
    <style:style style:name="P3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/>
    </style:style>
    <style:style style:name="P3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/>
    </style:style>
    <style:style style:name="P3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6pt" style:font-size-complex="6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6pt" style:font-size-complex="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/>
    </style:style>
    <style:style style:name="P4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4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44" style:family="paragraph">
      <style:paragraph-properties fo:text-align="center" style:writing-mode="lr-tb"/>
      <style:text-properties fo:color="#111111" loext:opacity="100%" style:font-name="Hack Nerd Font Mono" fo:font-size="8pt" fo:letter-spacing="normal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fo:letter-spacing="normal"/>
    </style:style>
    <style:style style:name="P46" style:family="paragraph">
      <style:paragraph-properties fo:text-align="center" style:writing-mode="lr-tb"/>
      <style:text-properties fo:color="#111111" loext:opacity="100%" style:font-name="Hack Nerd Font Mono" fo:font-size="6pt" style:font-size-asian="14pt" style:font-size-complex="14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14pt" style:font-size-complex="14pt"/>
    </style:style>
    <style:style style:name="P48" style:family="paragraph">
      <style:paragraph-properties fo:text-align="center" style:writing-mode="lr-tb"/>
      <style:text-properties fo:color="#111111" loext:opacity="100%" style:font-name="Hack Nerd Font Mono" fo:font-size="6pt" fo:letter-spacing="normal" style:font-size-asian="10pt" style:font-size-complex="10pt"/>
    </style:style>
    <style:style style:name="P4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normal" style:font-size-asian="10pt" style:font-size-complex="10pt"/>
    </style:style>
    <style:style style:name="P50" style:family="paragraph">
      <style:paragraph-properties fo:text-align="center" style:writing-mode="lr-tb"/>
      <style:text-properties fo:color="#111111" loext:opacity="100%" style:font-name="Hack Nerd Font Mono" fo:font-size="12pt"/>
    </style:style>
    <style:style style:name="P5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2pt"/>
    </style:style>
    <style:style style:name="P52" style:family="paragraph">
      <style:paragraph-properties fo:text-align="center" style:writing-mode="lr-tb"/>
      <style:text-properties fo:color="#111111" loext:opacity="100%" style:font-name="Hack Nerd Font Mono" fo:font-size="10pt"/>
    </style:style>
    <style:style style:name="P5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/>
    </style:style>
    <style:style style:name="P54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0pt"/>
    </style:style>
    <style:style style:name="P55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56" style:family="paragraph">
      <style:paragraph-properties fo:text-align="center" style:writing-mode="lr-tb"/>
      <style:text-properties fo:color="#111111" loext:opacity="100%" style:font-name="Hack Nerd Font Mono" fo:font-size="8pt" fo:letter-spacing="-0.03cm"/>
    </style:style>
    <style:style style:name="P5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" fo:font-size="9pt" style:font-size-asian="14pt" style:font-size-complex="14pt"/>
    </style:style>
    <style:style style:name="T3" style:family="text">
      <style:text-properties fo:color="#111111" loext:opacity="100%" style:font-name="Hack Nerd Font Mono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" fo:font-size="14pt"/>
    </style:style>
    <style:style style:name="T5" style:family="text">
      <style:text-properties fo:color="#111111" loext:opacity="100%" style:font-name="Hack Nerd Font Mono" fo:font-size="9pt" style:font-size-asian="6pt" style:font-size-complex="6pt"/>
    </style:style>
    <style:style style:name="T6" style:family="text">
      <style:text-properties fo:color="#111111" loext:opacity="100%" style:font-name="Hack Nerd Font Mono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" fo:font-size="14pt" style:font-size-asian="14pt" style:font-size-complex="14pt"/>
    </style:style>
    <style:style style:name="T8" style:family="text">
      <style:text-properties fo:color="#111111" loext:opacity="100%" style:font-name="Hack Nerd Font Mono" fo:font-size="7pt" fo:letter-spacing="-0.008cm"/>
    </style:style>
    <style:style style:name="T9" style:family="text">
      <style:text-properties fo:color="#111111" loext:opacity="100%" style:font-name="Hack Nerd Font Mono" fo:font-size="7pt"/>
    </style:style>
    <style:style style:name="T10" style:family="text">
      <style:text-properties fo:color="#111111" loext:opacity="100%" style:font-name="Hack Nerd Font Mono" fo:font-size="12pt" style:font-size-asian="12pt" style:font-size-complex="12pt"/>
    </style:style>
    <style:style style:name="T11" style:family="text">
      <style:text-properties fo:color="#111111" loext:opacity="100%" style:font-name="Hack Nerd Font Mono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" fo:font-size="7pt" fo:letter-spacing="-0.006cm"/>
    </style:style>
    <style:style style:name="T13" style:family="text">
      <style:text-properties fo:color="#111111" loext:opacity="100%" style:font-name="Hack Nerd Font Mono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" fo:font-size="14pt" fo:font-style="normal" style:font-style-asian="normal" style:font-style-complex="normal"/>
    </style:style>
    <style:style style:name="T16" style:family="text">
      <style:text-properties fo:color="#111111" loext:opacity="100%" style:font-name="Hack Nerd Font Mono" fo:font-size="6pt" style:font-size-asian="6pt" style:font-size-complex="6pt"/>
    </style:style>
    <style:style style:name="T17" style:family="text">
      <style:text-properties fo:color="#111111" loext:opacity="100%" style:font-name="Hack Nerd Font Mono" fo:font-size="8pt"/>
    </style:style>
    <style:style style:name="T1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9" style:family="text">
      <style:text-properties fo:color="#111111" loext:opacity="100%" style:font-name="Hack Nerd Font Mono" fo:font-size="10pt" style:font-size-asian="6pt" style:font-size-complex="6pt"/>
    </style:style>
    <style:style style:name="T20" style:family="text">
      <style:text-properties fo:color="#111111" loext:opacity="100%" style:font-name="Hack Nerd Font Mono" fo:font-size="10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11111" loext:opacity="100%" style:font-name="Hack Nerd Font Mono" fo:font-size="8pt" fo:letter-spacing="normal"/>
    </style:style>
    <style:style style:name="T23" style:family="text">
      <style:text-properties fo:color="#111111" loext:opacity="100%" style:font-name="Hack Nerd Font Mono" fo:font-size="6pt" style:font-size-asian="14pt" style:font-size-complex="14pt"/>
    </style:style>
    <style:style style:name="T24" style:family="text">
      <style:text-properties fo:color="#111111" loext:opacity="100%" style:font-name="Hack Nerd Font Mono" fo:font-size="6pt" fo:letter-spacing="normal" style:font-size-asian="10pt" style:font-size-complex="10pt"/>
    </style:style>
    <style:style style:name="T25" style:family="text">
      <style:text-properties fo:color="#111111" loext:opacity="100%" style:font-name="Hack Nerd Font Mono" fo:font-size="12pt"/>
    </style:style>
    <style:style style:name="T26" style:family="text">
      <style:text-properties fo:color="#111111" loext:opacity="100%" style:font-name="Hack Nerd Font Mono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4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5"><text:span text:style-name="T4">Ô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5"><text:span text:style-name="T4">Û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5"><text:span text:style-name="T4">Ê</text:span></text:p>
          <draw:enhanced-geometry svg:viewBox="0 0 21600 21600" draw:type="rectangle" draw:enhanced-path="M 0 0 L 21600 0 21600 21600 0 21600 0 0 Z N"/>
        </draw:custom-shape>
        <draw:custom-shape draw:style-name="gr3" draw:text-style-name="P27" draw:layer="layout" svg:width="1.215cm" svg:height="1.25cm" svg:x="2.64cm" svg:y="2.558cm">
          <text:p text:style-name="P26"><text:span text:style-name="T15">Î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28"><text:span text:style-name="T6">Â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329cm" svg:y="5.913cm">
          <text:p text:style-name="P29"><text:span text:style-name="T16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5"><text:span text:style-name="T4">Œ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5"><text:span text:style-name="T4">Ü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5"><text:span text:style-name="T4">Ë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25"><text:span text:style-name="T4">Ï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28"><text:span text:style-name="T6">Æ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25"><text:span text:style-name="T4">Ÿ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1.499cm" svg:y="1.17cm">
          <text:p text:style-name="P31"><text:span text:style-name="T1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4" draw:layer="layout" svg:width="1.219cm" svg:height="1.25cm" svg:x="12.869cm" svg:y="0.97cm">
          <text:p text:style-name="P33"><text:span text:style-name="T1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4" draw:layer="layout" svg:width="1.219cm" svg:height="1.25cm" svg:x="14.239cm" svg:y="1.17cm">
          <text:p text:style-name="P33"><text:span text:style-name="T1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2" draw:layer="layout" svg:width="1.218cm" svg:height="1.249cm" svg:x="15.64cm" svg:y="1.571cm">
          <text:p text:style-name="P31"><text:span text:style-name="T1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6" draw:layer="layout" svg:width="1.219cm" svg:height="1.25cm" svg:x="11.499cm" svg:y="2.558cm">
          <text:p text:style-name="P35"><text:span text:style-name="T1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6" draw:layer="layout" svg:width="1.219cm" svg:height="1.25cm" svg:x="12.869cm" svg:y="2.358cm">
          <text:p text:style-name="P35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36" draw:layer="layout" svg:width="1.219cm" svg:height="1.25cm" svg:x="14.239cm" svg:y="2.558cm">
          <text:p text:style-name="P35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6" draw:layer="layout" svg:width="1.218cm" svg:height="1.249cm" svg:x="15.64cm" svg:y="2.959cm">
          <text:p text:style-name="P35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49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2.869cm" svg:y="3.745cm">
          <text:p text:style-name="P31"><text:span text:style-name="T1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4.239cm" svg:y="3.945cm">
          <text:p text:style-name="P31"><text:span text:style-name="T1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37" draw:layer="layout" svg:width="1.219cm" svg:height="1.25cm" svg:x="10.86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9" draw:layer="layout" svg:width="1.214cm" svg:height="1.249cm" svg:x="1.27cm" svg:y="1.571cm">
          <text:p text:style-name="P38"><text:span text:style-name="T19">Wh</text:span></text:p>
          <text:p text:style-name="P38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16" draw:text-style-name="P41" draw:layer="layout" svg:width="1.214cm" svg:height="1.25cm" svg:x="5.38cm" svg:y="1.17cm">
          <text:p text:style-name="P40"><text:span text:style-name="T20">Wh</text:span></text:p>
          <text:p text:style-name="P40"><text:span text:style-name="T20">→</text:span></text:p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1.215cm" svg:height="1.25cm" svg:x="4.01cm" svg:y="0.97cm">
          <text:p text:style-name="P40"><text:span text:style-name="T20">Wh</text:span></text:p>
          <text:p text:style-name="P40"><text:span text:style-name="T20">↓</text:span></text:p>
          <draw:enhanced-geometry svg:viewBox="0 0 21600 21600" draw:type="rectangle" draw:enhanced-path="M 0 0 L 21600 0 21600 21600 0 21600 0 0 Z N"/>
        </draw:custom-shape>
        <draw:custom-shape draw:style-name="gr18" draw:text-style-name="P41" draw:layer="layout" svg:width="1.215cm" svg:height="1.25cm" svg:x="2.64cm" svg:y="1.17cm">
          <text:p text:style-name="P40"><text:span text:style-name="T21">Wh </text:span><text:span text:style-name="T20">↑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1.214cm" svg:height="1.25cm" svg:x="5.38cm" svg:y="2.558cm">
          <text:p text:style-name="P35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1.215cm" svg:height="1.25cm" svg:x="4.01cm" svg:y="2.358cm">
          <text:p text:style-name="P35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1.215cm" svg:height="1.25cm" svg:x="2.64cm" svg:y="2.558cm">
          <text:p text:style-name="P35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22" draw:text-style-name="P43" draw:layer="layout" svg:width="1.214cm" svg:height="1.249cm" svg:x="1.27cm" svg:y="2.959cm">
          <text:p text:style-name="P42"><text:span text:style-name="T18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1.499cm" svg:y="2.558cm">
          <text:p text:style-name="P31"><text:span text:style-name="T17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2.869cm" svg:y="2.358cm">
          <text:p text:style-name="P31"><text:span text:style-name="T17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4.239cm" svg:y="2.558cm">
          <text:p text:style-name="P31"><text:span text:style-name="T17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1.218cm" svg:height="1.249cm" svg:x="9.525cm" svg:y="5.913cm">
          <text:p text:style-name="P31"><text:span text:style-name="T17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0.864cm" svg:y="5.713cm">
          <text:p text:style-name="P44"><text:span text:style-name="T22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7" draw:layer="layout" svg:width="1.214cm" svg:height="1.249cm" svg:x="6.75cm" svg:y="1.371cm">
          <text:p text:style-name="P46"><text:span text:style-name="T23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9" draw:layer="layout" svg:width="1.214cm" svg:height="1.249cm" svg:x="6.75cm" svg:y="2.759cm">
          <text:p text:style-name="P48"><text:span text:style-name="T24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1.499cm" svg:y="1.17cm">
          <text:p text:style-name="P50"><text:span text:style-name="T25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2.869cm" svg:y="0.97cm">
          <text:p text:style-name="P50"><text:span text:style-name="T25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4.239cm" svg:y="1.17cm">
          <text:p text:style-name="P50"><text:span text:style-name="T25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3" draw:layer="layout" svg:width="1.218cm" svg:height="1.249cm" svg:x="15.64cm" svg:y="1.571cm">
          <text:p text:style-name="P52"><text:span text:style-name="T20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1.499cm" svg:y="2.558cm">
          <text:p text:style-name="P50"><text:span text:style-name="T25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2.869cm" svg:y="2.358cm">
          <text:p text:style-name="P50"><text:span text:style-name="T25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4.239cm" svg:y="2.558cm">
          <text:p text:style-name="P50"><text:span text:style-name="T25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4" draw:layer="layout" svg:width="1.218cm" svg:height="1.249cm" svg:x="15.64cm" svg:y="2.959cm">
          <text:p text:style-name="P52"><text:span text:style-name="T20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1.499cm" svg:y="3.945cm">
          <text:p text:style-name="P50"><text:span text:style-name="T25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2.869cm" svg:y="3.745cm">
          <text:p text:style-name="P50"><text:span text:style-name="T25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4.239cm" svg:y="3.945cm">
          <text:p text:style-name="P50"><text:span text:style-name="T25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3" draw:layer="layout" svg:width="1.218cm" svg:height="1.249cm" svg:x="15.64cm" svg:y="4.346cm">
          <text:p text:style-name="P52"><text:span text:style-name="T20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5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1.214cm" svg:height="1.25cm" svg:x="5.38cm" svg:y="2.558cm">
          <text:p text:style-name="P56"><text:span text:style-name="T26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7" draw:layer="layout" svg:width="1.215cm" svg:height="1.25cm" svg:x="4.01cm" svg:y="2.358cm">
          <text:p text:style-name="P56"><text:span text:style-name="T26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7" draw:layer="layout" svg:width="1.215cm" svg:height="1.25cm" svg:x="2.64cm" svg:y="2.558cm">
          <text:p text:style-name="P56"><text:span text:style-name="T26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5" draw:layer="layout" svg:width="1.214cm" svg:height="1.25cm" svg:x="5.38cm" svg:y="3.945cm">
          <text:p text:style-name="P44"><text:span text:style-name="T22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49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6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3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4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2-11T22:04:24.798440728</dc:date>
    <meta:editing-duration>P1DT2H38M18S</meta:editing-duration>
    <meta:editing-cycles>73</meta:editing-cycles>
    <meta:generator>LibreOffice/24.2.0.3$Linux_X86_64 LibreOffice_project/420$Build-3</meta:generator>
    <meta:print-date>2023-01-20T22:20:38.005855126</meta:print-date>
    <meta:document-statistic meta:object-count="280"/>
  </office:meta>
</office:document-meta>
</file>